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04:28:59.3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0T05:07:08.184000000</dc:date>
    <meta:editing-duration>PT4H21M52S</meta:editing-duration>
    <meta:editing-cycles>44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Dim bin as Byte : bin = &amp;HFF
	
	MsgBox( bin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한국어"	
	
	Dim b() As Byte : b = Left( s, 1 )
	b( 1 )
	
	MsgBox( b( 1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